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g sans" svg:font-family="'gg sans', 'Noto Sans', 'Helvetica Neue', Helvetica, Arial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2pt" fo:letter-spacing="normal" fo:font-style="normal" style:text-underline-style="solid" style:text-underline-width="auto" style:text-underline-color="font-color" fo:font-weight="normal"/>
    </style:style>
    <style:style style:name="P2" style:family="paragraph" style:parent-style-name="Text_20_body">
      <style:text-properties style:font-name="inherit" fo:font-size="12pt"/>
    </style:style>
    <style:style style:name="P3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5" style:family="paragraph" style:parent-style-name="Text_20_body" style:list-style-name="L3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6" style:family="paragraph" style:parent-style-name="Text_20_body" style:list-style-name="L4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7" style:family="paragraph" style:parent-style-name="Text_20_body" style:list-style-name="L5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8" style:family="paragraph" style:parent-style-name="Text_20_body" style:list-style-name="L6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9" style:family="paragraph" style:parent-style-name="Text_20_body" style:list-style-name="L7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10" style:family="paragraph" style:parent-style-name="Text_20_body" style:list-style-name="L8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11" style:family="paragraph" style:parent-style-name="Text_20_body" style:list-style-name="L9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12" style:family="paragraph" style:parent-style-name="Text_20_body" style:list-style-name="L10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Times New Roman" fo:font-size="12pt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Times New Roman"/>
    </style:style>
    <style:style style:name="T1" style:family="text">
      <style:text-properties fo:font-variant="normal" fo:text-transform="none" style:font-name="gg sans" fo:font-size="12pt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D</text:p>
      <text:p text:style-name="P1"/>
      <text:list xml:id="list8352102077049314450" text:style-name="L1">
        <text:list-item>
          <text:p text:style-name="P3">Résumé du concept<draw:frame draw:style-name="fr1" draw:name="Cadre1" text:anchor-type="char" svg:width="0.041cm" draw:z-index="0"><draw:text-box fo:min-height="0.041cm"><text:p text:style-name="P2">,</text:p></draw:text-box></draw:frame></text:p>
        </text:list-item>
      </text:list>
      <text:p text:style-name="P13">Titre du jeu </text:p>
      <text:p text:style-name="P13">Genre : </text:p>
      <text:p text:style-name="P13">Pitch : </text:p>
      <text:p text:style-name="P13">Objectifs : </text:p>
      <text:p text:style-name="P13"/>
      <text:list xml:id="list7028243408925072568" text:style-name="L2">
        <text:list-item>
          <text:p text:style-name="P4">Vision créative<draw:frame draw:style-name="fr1" draw:name="Cadre2" text:anchor-type="char" svg:width="0.041cm" draw:z-index="1"><draw:text-box fo:min-height="0.041cm"><text:p text:style-name="P2">,</text:p></draw:text-box></draw:frame></text:p>
        </text:list-item>
      </text:list>
      <text:p text:style-name="P13">Univers : </text:p>
      <text:p text:style-name="P13">Style graphique : </text:p>
      <text:p text:style-name="P13">Style sonore : </text:p>
      <text:p text:style-name="P13">Références : </text:p>
      <text:p text:style-name="P13"/>
      <text:list xml:id="list8977652713824049838" text:style-name="L3">
        <text:list-item>
          <text:p text:style-name="P5">Gameplay<draw:frame draw:style-name="fr1" draw:name="Cadre3" text:anchor-type="char" svg:width="0.041cm" draw:z-index="2"><draw:text-box fo:min-height="0.041cm"><text:p text:style-name="P2">,</text:p></draw:text-box></draw:frame></text:p>
        </text:list-item>
      </text:list>
      <text:p text:style-name="P13">Mécaniques principales : </text:p>
      <text:p text:style-name="P13">Système de combo : <text:s/></text:p>
      <text:p text:style-name="P13">Système de parade (parry) : </text:p>
      <text:p text:style-name="P13">Progression : </text:p>
      <text:p text:style-name="P13">Difficulté : <text:s/></text:p>
      <text:p text:style-name="P13"/>
      <text:list xml:id="list2647373346791723601" text:style-name="L4">
        <text:list-item>
          <text:p text:style-name="P6">Personnages<draw:frame draw:style-name="fr1" draw:name="Cadre4" text:anchor-type="char" svg:width="0.041cm" draw:z-index="3"><draw:text-box fo:min-height="0.041cm"><text:p text:style-name="P2">,</text:p></draw:text-box></draw:frame></text:p>
        </text:list-item>
      </text:list>
      <text:p text:style-name="P13">Joueur : </text:p>
      <text:p text:style-name="P13">Ennemis : </text:p>
      <text:p text:style-name="P13">Boss :</text:p>
      <text:p text:style-name="P13"/>
      <text:list xml:id="list5157023518068825747" text:style-name="L5">
        <text:list-item>
          <text:p text:style-name="P7">Niveaux<draw:frame draw:style-name="fr1" draw:name="Cadre5" text:anchor-type="char" svg:width="0.041cm" draw:z-index="4"><draw:text-box fo:min-height="0.041cm"><text:p text:style-name="P2">,</text:p></draw:text-box></draw:frame></text:p>
        </text:list-item>
      </text:list>
      <text:p text:style-name="P13">Nombre de niveaux (pour la démo : 1 ou 2) </text:p>
      <text:p text:style-name="P13">Thèmes : </text:p>
      <text:p text:style-name="P13">Structure : </text:p>
      <text:p text:style-name="P13"/>
      <text:list xml:id="list4650892500941629129" text:style-name="L6">
        <text:list-item>
          <text:p text:style-name="P8">Assets<draw:frame draw:style-name="fr1" draw:name="Cadre6" text:anchor-type="char" svg:width="0.041cm" draw:z-index="5"><draw:text-box fo:min-height="0.041cm"><text:p text:style-name="P2">,</text:p></draw:text-box></draw:frame></text:p>
        </text:list-item>
      </text:list>
      <text:p text:style-name="P13">Sprites : </text:p>
      <text:p text:style-name="P13">Animations : </text:p>
      <text:p text:style-name="P13">Effets visuels : </text:p>
      <text:p text:style-name="P13">Musique &amp; sons : </text:p>
      <text:p text:style-name="P13"/>
      <text:list xml:id="list4970973155372762305" text:style-name="L7">
        <text:list-item>
          <text:p text:style-name="P9">Techniques<draw:frame draw:style-name="fr1" draw:name="Cadre7" text:anchor-type="char" svg:width="0.041cm" draw:z-index="6"><draw:text-box fo:min-height="0.041cm"><text:p text:style-name="P2">,</text:p></draw:text-box></draw:frame></text:p>
        </text:list-item>
      </text:list>
      <text:p text:style-name="P13">Moteur : <text:s/></text:p>
      <text:p text:style-name="P13">Résolution cible : </text:p>
      <text:p text:style-name="P13">Contrôles : </text:p>
      <text:p text:style-name="P13">Structure du code : </text:p>
      <text:p text:style-name="P13"/>
      <text:list xml:id="list4715669328571810800" text:style-name="L8">
        <text:list-item>
          <text:p text:style-name="P10">Planning<draw:frame draw:style-name="fr1" draw:name="Cadre8" text:anchor-type="char" svg:width="0.041cm" draw:z-index="7"><draw:text-box fo:min-height="0.041cm"><text:p text:style-name="P2">,</text:p></draw:text-box></draw:frame></text:p>
        </text:list-item>
      </text:list>
      <text:p text:style-name="P13">Roadmap : </text:p>
      <text:p text:style-name="P13">Deadline : 3 semaines pour une démo jouable </text:p>
      <text:p text:style-name="P13">Jours clés :</text:p>
      <text:p text:style-name="P13"/>
      <text:list xml:id="list3833730272486684177" text:style-name="L9">
        <text:list-item>
          <text:p text:style-name="P11">Tests &amp; feedback (idéalement)<draw:frame draw:style-name="fr1" draw:name="Cadre9" text:anchor-type="char" svg:width="0.041cm" draw:z-index="8"><draw:text-box fo:min-height="0.041cm"><text:p text:style-name="P2">,</text:p></draw:text-box></draw:frame></text:p>
        </text:list-item>
      </text:list>
      <text:p text:style-name="P13">Méthode de test : </text:p>
      <text:p text:style-name="P13">Critères de réussite : </text:p>
      <text:p text:style-name="P13"/>
      <text:list xml:id="list8934790899328217780" text:style-name="L10">
        <text:list-item>
          <text:p text:style-name="P12"><text:soft-page-break/>Distribution (au cas où)<draw:frame draw:style-name="fr1" draw:name="Cadre10" text:anchor-type="char" svg:width="0.041cm" draw:z-index="9"><draw:text-box fo:min-height="0.041cm"><text:p text:style-name="P2">,</text:p></draw:text-box></draw:frame></text:p>
        </text:list-item>
      </text:list>
      <text:p text:style-name="P14"><text:span text:style-name="T2">Plateforme cible : </text:span></text:p>
      <text:p text:style-name="P14"><text:span text:style-name="T2">Format : </text:span></text:p>
      <text:p text:style-name="P14"><text:span text:style-name="T2">Nom du projet 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g sans" svg:font-family="'gg sans', 'Noto Sans', 'Helvetica Neue', Helvetica, Arial, sans-serif"/>
    <style:font-face style:name="inherit" svg:font-family="inheri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 </meta:initial-creator>
    <meta:creation-date>2025-11-03T13:30:31.67</meta:creation-date>
    <dc:date>2025-11-03T13:42:21.22</dc:date>
    <dc:creator>bob </dc:creator>
    <meta:editing-duration>PT11M4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56" meta:word-count="147" meta:character-count="724"/>
  </office:meta>
</office:document-meta>
</file>